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ocketTransportHandler.createSession( String id , WebSocketHandler handler , Map &lt; String , Object &gt;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TransportHandler.getHandshake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TransportHandler.WebSocketTransportHandler( HandshakeHandler handshake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SocketTransportHandler.sta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SocketTransportHandler.handleRequest( ServerHttpRequest request , ServerHttpResponse response , WebSocketHandler wsHandler , SockJsSession ws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SocketTransportHandler.sto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SocketTransportHandler.doHandshake( ServerHttpRequest request , ServerHttpResponse response , WebSocketHandler handler , Map &lt; String , Object &gt;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TransportHandler.setServletContext( ServletContext servlet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SocketTransportHandler.isRun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TransportHandler.checkSessionType( SockJs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TransportHandler.getTranspor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